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277301"/>
    </style:style>
    <style:style style:name="P2" style:family="paragraph" style:parent-style-name="Text_20_body">
      <style:text-properties officeooo:paragraph-rsid="00277301"/>
    </style:style>
    <style:style style:name="P3" style:family="paragraph" style:parent-style-name="Heading_20_1" style:master-page-name="Right_20_Page">
      <style:paragraph-properties style:page-number="auto"/>
      <style:text-properties officeooo:rsid="00289ad9" officeooo:paragraph-rsid="00289ad9"/>
    </style:style>
    <style:style style:name="P4" style:family="paragraph" style:parent-style-name="Text_20_body">
      <style:text-properties officeooo:rsid="00279d27" officeooo:paragraph-rsid="00279d27"/>
    </style:style>
    <style:style style:name="P5" style:family="paragraph" style:parent-style-name="Text_20_body">
      <style:text-properties officeooo:rsid="00289ad9" officeooo:paragraph-rsid="00289ad9"/>
    </style:style>
    <style:style style:name="P6" style:family="paragraph" style:parent-style-name="Heading_20_3">
      <style:text-properties officeooo:paragraph-rsid="00277301"/>
    </style:style>
    <style:style style:name="P7" style:family="paragraph" style:parent-style-name="Heading_20_3">
      <style:paragraph-properties fo:break-before="page"/>
      <style:text-properties officeooo:rsid="00289ad9" officeooo:paragraph-rsid="00289ad9"/>
    </style:style>
    <style:style style:name="T1" style:family="text">
      <style:text-properties officeooo:rsid="001d5e8e"/>
    </style:style>
    <style:style style:name="T2" style:family="text">
      <style:text-properties officeooo:rsid="00279d27"/>
    </style:style>
    <style:style style:name="T3" style:family="text">
      <style:text-properties officeooo:rsid="00289a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Unchained Melody</text:h>
      <text:h text:style-name="Heading_20_2" text:outline-level="2">(<text:span text:style-name="T3">Righteous Brothers</text:span>)</text:h>
      <text:p text:style-name="Text_20_body">Time Signature: 4/4</text:p>
      <text:p text:style-name="Text_20_body">Chords: Am, C, <text:span text:style-name="T3">C7,</text:span> <text:span text:style-name="T2">Em, </text:span>F, <text:span text:style-name="T3">Fm, </text:span>G</text:p>
      <text:p text:style-name="Text_20_body">Tempo: <text:span text:style-name="T3">8</text:span>0 - <text:span text:style-name="T3">10</text:span>0 BPM</text:p>
      <text:p text:style-name="P1"/>
      <text:h text:style-name="P7" text:outline-level="3">[VERSE 1]</text:h>
      <text:p text:style-name="P5">C <text:s text:c="6"/>Am <text:s text:c="6"/>F <text:s text:c="7"/></text:p>
      <text:p text:style-name="P5">Oh, <text:s/>my love, my darling, </text:p>
      <text:p text:style-name="P5"><text:s text:c="5"/>G <text:s text:c="15"/>C</text:p>
      <text:p text:style-name="P5">I've hungered for your touch</text:p>
      <text:p text:style-name="P5">Am <text:s text:c="12"/>G</text:p>
      <text:p text:style-name="P5">A long, lonely time</text:p>
      <text:p text:style-name="P5"><text:s text:c="4"/>C <text:s text:c="8"/>Am <text:s text:c="3"/>F <text:s text:c="5"/></text:p>
      <text:p text:style-name="P5">And time goes by so slowly </text:p>
      <text:p text:style-name="P5"><text:s text:c="4"/>G <text:s text:c="12"/>C</text:p>
      <text:p text:style-name="P5">and time can do so much</text:p>
      <text:p text:style-name="P5">Am <text:s text:c="11"/>G</text:p>
      <text:p text:style-name="P5">Are you still miiiiiiiiiiiine</text:p>
      <text:p text:style-name="P5">C <text:s text:c="16"/>G <text:s text:c="3"/>Am <text:s text:c="3"/>Em</text:p>
      <text:p text:style-name="P5">I need your love, <text:s text:c="5"/>I nee-eed your love</text:p>
      <text:p text:style-name="P5"><text:s text:c="4"/>F <text:s text:c="14"/>G <text:s text:c="11"/>C <text:s text:c="3"/>C7</text:p>
      <text:p text:style-name="P5">God speed your love tooooo-ooooo me</text:p>
      <text:h text:style-name="Heading_20_3" text:outline-level="3">[CHORUS]</text:h>
      <text:p text:style-name="P5">F <text:s text:c="12"/>G <text:s text:c="10"/>F <text:s text:c="10"/>Em</text:p>
      <text:p text:style-name="P5">Lonely rivers flow to the sea, to the sea</text:p>
      <text:p text:style-name="P5">F <text:s text:c="10"/>G <text:s text:c="10"/>C</text:p>
      <text:p text:style-name="P5">To the open arms of the sea</text:p>
      <text:p text:style-name="P5">F <text:s text:c="12"/>G <text:s text:c="13"/>F <text:s text:c="11"/>Em</text:p>
      <text:p text:style-name="P5">Lonely rivers sigh, wait for me, wait for me</text:p>
      <text:p text:style-name="P5">F <text:s text:c="13"/>G <text:s text:c="13"/>C</text:p>
      <text:p text:style-name="P5">I'll be coming home, wait for m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3" text:outline-level="3"><text:soft-page-break/>[VERSE 2]</text:h>
      <text:p text:style-name="P5">C <text:s text:c="5"/>Am <text:s text:c="6"/>F <text:s text:c="7"/></text:p>
      <text:p text:style-name="P5">Oh, my love, my darling, </text:p>
      <text:p text:style-name="P5"><text:s text:c="2"/>G <text:s text:c="19"/>C</text:p>
      <text:p text:style-name="P5">I hunger, hunger!, for your love</text:p>
      <text:p text:style-name="P5">Am <text:s text:c="14"/>G</text:p>
      <text:p text:style-name="P5">For love. Lonely time.</text:p>
      <text:p text:style-name="P5"><text:s/>C <text:s text:c="11"/>Am <text:s text:c="4"/>F <text:s text:c="6"/></text:p>
      <text:p text:style-name="P5">And time goes by, so slowly, </text:p>
      <text:p text:style-name="P5"><text:s text:c="4"/>G <text:s text:c="12"/>C</text:p>
      <text:p text:style-name="P5">and time can do so much,</text:p>
      <text:p text:style-name="P5"><text:s text:c="4"/>Am <text:s text:c="7"/>G</text:p>
      <text:p text:style-name="P5">Are you still mine?</text:p>
      <text:p text:style-name="P5"><text:s text:c="2"/>C <text:s text:c="8"/>G <text:s text:c="4"/>Am <text:s text:c="2"/>Em</text:p>
      <text:p text:style-name="P5">I need your love, I, I need your love.</text:p>
      <text:p text:style-name="P5"><text:s text:c="4"/>F <text:s text:c="14"/>G <text:s text:c="4"/>C </text:p>
      <text:p text:style-name="P5">God speed your love to <text:s text:c="3"/>me</text:p>
      <text:h text:style-name="Heading_20_3" text:outline-level="3">[OUTRO]</text:h>
      <text:p text:style-name="P5">Am <text:s text:c="3"/>F <text:s/>Fm <text:s text:c="2"/>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M11S</meta:editing-duration>
    <meta:editing-cycles>28</meta:editing-cycles>
    <meta:generator>LibreOffice/5.2.6.2$MacOSX_X86_64 LibreOffice_project/a3100ed2409ebf1c212f5048fbe377c281438fdc</meta:generator>
    <dc:title>Lyrics + Chords</dc:title>
    <dc:date>2017-05-19T09:21:13.690164000</dc:date>
    <meta:print-date>2017-04-03T12:23:29.985893000</meta:print-date>
    <meta:document-statistic meta:table-count="0" meta:image-count="0" meta:object-count="0" meta:page-count="3" meta:paragraph-count="50" meta:word-count="209" meta:character-count="1263" meta:non-whitespace-character-count="67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